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795ce" officeooo:paragraph-rsid="000795ce"/>
    </style:style>
    <style:style style:name="P3" style:family="paragraph" style:parent-style-name="Standard">
      <style:paragraph-properties fo:text-align="start" style:justify-single-word="false"/>
      <style:text-properties officeooo:rsid="00080bcd"/>
    </style:style>
    <style:style style:name="P4" style:family="paragraph" style:parent-style-name="Standard">
      <style:paragraph-properties fo:text-align="start" style:justify-single-word="false"/>
      <style:text-properties officeooo:rsid="00080bcd" officeooo:paragraph-rsid="00080bcd"/>
    </style:style>
    <style:style style:name="P5" style:family="paragraph" style:parent-style-name="Standard">
      <style:paragraph-properties fo:text-align="start" style:justify-single-word="false"/>
      <style:text-properties officeooo:rsid="00080bcd" officeooo:paragraph-rsid="001dae16"/>
    </style:style>
    <style:style style:name="P6" style:family="paragraph" style:parent-style-name="Standard">
      <style:paragraph-properties fo:text-align="start" style:justify-single-word="false"/>
      <style:text-properties officeooo:rsid="0009e792" officeooo:paragraph-rsid="0009e792"/>
    </style:style>
    <style:style style:name="P7" style:family="paragraph" style:parent-style-name="Standard">
      <style:paragraph-properties fo:text-align="start" style:justify-single-word="false"/>
      <style:text-properties officeooo:rsid="0009e792" officeooo:paragraph-rsid="0012065c"/>
    </style:style>
    <style:style style:name="P8" style:family="paragraph" style:parent-style-name="Standard">
      <style:paragraph-properties fo:text-align="start" style:justify-single-word="false"/>
      <style:text-properties officeooo:rsid="000bdac7"/>
    </style:style>
    <style:style style:name="P9" style:family="paragraph" style:parent-style-name="Standard">
      <style:paragraph-properties fo:text-align="start" style:justify-single-word="false"/>
      <style:text-properties officeooo:rsid="000bdac7" officeooo:paragraph-rsid="000bdac7"/>
    </style:style>
    <style:style style:name="P10" style:family="paragraph" style:parent-style-name="Standard">
      <style:paragraph-properties fo:text-align="start" style:justify-single-word="false"/>
      <style:text-properties officeooo:rsid="000d16a8" officeooo:paragraph-rsid="000d16a8"/>
    </style:style>
    <style:style style:name="P11" style:family="paragraph" style:parent-style-name="Standard">
      <style:paragraph-properties fo:text-align="start" style:justify-single-word="false"/>
      <style:text-properties officeooo:rsid="00162b8a" officeooo:paragraph-rsid="00162b8a"/>
    </style:style>
    <style:style style:name="P12" style:family="paragraph" style:parent-style-name="Standard">
      <style:text-properties style:font-name="TimesNewRomanPSMT" fo:font-size="12pt" officeooo:rsid="000795ce" officeooo:paragraph-rsid="000795ce" style:font-size-asian="12pt"/>
    </style:style>
    <style:style style:name="P13" style:family="paragraph" style:parent-style-name="Standard">
      <style:paragraph-properties fo:text-align="start" style:justify-single-word="false"/>
      <style:text-properties style:font-name="TimesNewRomanPSMT" fo:font-size="12pt" style:font-size-asian="12pt"/>
    </style:style>
    <style:style style:name="P14" style:family="paragraph" style:parent-style-name="Standard">
      <style:paragraph-properties fo:text-align="start" style:justify-single-word="false"/>
      <style:text-properties style:font-name="TimesNewRomanPSMT" fo:font-size="12pt" officeooo:rsid="001822b7" officeooo:paragraph-rsid="001822b7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TimesNewRomanPSMT" fo:font-size="12pt" officeooo:rsid="00162b8a" officeooo:paragraph-rsid="00162b8a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TimesNewRomanPSMT" fo:font-size="12pt" officeooo:rsid="0019d7e2" officeooo:paragraph-rsid="0019d7e2" style:font-size-asian="12pt"/>
    </style:style>
    <style:style style:name="P17" style:family="paragraph" style:parent-style-name="Standard">
      <style:paragraph-properties fo:text-align="start" style:justify-single-word="false"/>
      <style:text-properties officeooo:rsid="001822b7" officeooo:paragraph-rsid="001822b7"/>
    </style:style>
    <style:style style:name="P18" style:family="paragraph" style:parent-style-name="Standard">
      <style:paragraph-properties fo:text-align="start" style:justify-single-word="false"/>
      <style:text-properties officeooo:rsid="0019d7e2" officeooo:paragraph-rsid="0019d7e2"/>
    </style:style>
    <style:style style:name="P19" style:family="paragraph" style:parent-style-name="Standard">
      <style:paragraph-properties fo:text-align="start" style:justify-single-word="false"/>
      <style:text-properties officeooo:rsid="002138fd" officeooo:paragraph-rsid="002138f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24c120"/>
    </style:style>
    <style:style style:name="P23" style:family="paragraph" style:parent-style-name="Standard">
      <style:paragraph-properties fo:text-align="start" style:justify-single-word="false"/>
      <style:text-properties style:font-name="TimesNewRomanPSMT" fo:font-size="12pt" style:font-size-asian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NewRomanPSMT" fo:font-size="12pt" style:font-size-asian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NewRomanPSMT" fo:font-size="12pt" style:font-size-asian="12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TimesNewRomanPSMT" fo:font-size="12pt" style:font-size-asian="12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NewRomanPSMT" fo:font-size="12pt" style:font-size-asian="12pt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TimesNewRomanPSMT" fo:font-size="12pt" style:font-size-asian="12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imesNewRomanPSMT" fo:font-size="12pt" officeooo:rsid="001dd2ce" officeooo:paragraph-rsid="001dd2ce" style:font-size-asian="12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TimesNewRomanPSMT" fo:font-size="12pt" officeooo:rsid="001dd2ce" officeooo:paragraph-rsid="001dd2ce" style:font-size-asian="12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TimesNewRomanPSMT" fo:font-size="12pt" officeooo:rsid="001822b7" style:font-size-asian="12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TimesNewRomanPSMT" fo:font-size="12pt" officeooo:rsid="001822b7" officeooo:paragraph-rsid="001822b7" style:font-size-asian="12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TimesNewRomanPSMT" fo:font-size="12pt" officeooo:rsid="001822b7" officeooo:paragraph-rsid="00162b8a" style:font-size-asian="12pt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TimesNewRomanPSMT" fo:font-size="12pt" officeooo:rsid="001822b7" officeooo:paragraph-rsid="002ec3a5" style:font-size-asian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TimesNewRomanPSMT" fo:font-size="12pt" officeooo:rsid="002704a1" officeooo:paragraph-rsid="002704a1" style:font-size-asian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TimesNewRomanPSMT" fo:font-size="12pt" officeooo:rsid="00271f64" officeooo:paragraph-rsid="00271f64" style:font-size-asian="12pt"/>
    </style:style>
    <style:style style:name="P37" style:family="paragraph" style:parent-style-name="Standard">
      <style:paragraph-properties fo:text-align="start" style:justify-single-word="false"/>
      <style:text-properties style:font-name="TimesNewRomanPSMT" fo:font-size="12pt" officeooo:rsid="00289f0c" officeooo:paragraph-rsid="00289f0c" style:font-size-asian="12pt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TimesNewRomanPSMT" fo:font-size="12pt" officeooo:rsid="00289f0c" officeooo:paragraph-rsid="00289f0c" style:font-size-asian="12pt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TimesNewRomanPSMT" fo:font-size="12pt" officeooo:rsid="0029f16e" officeooo:paragraph-rsid="0029f16e" style:font-size-asian="12pt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TimesNewRomanPSMT" fo:font-size="12pt" officeooo:rsid="002a32bb" officeooo:paragraph-rsid="002a32bb" style:font-size-asian="12pt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TimesNewRomanPSMT" fo:font-size="12pt" officeooo:rsid="002bbe38" officeooo:paragraph-rsid="002bbe38" style:font-size-asian="12pt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d48c4" officeooo:paragraph-rsid="001d48c4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dae16" officeooo:paragraph-rsid="001dae16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080bcd" officeooo:paragraph-rsid="00080bcd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09e792" officeooo:paragraph-rsid="0009e792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0bdac7" officeooo:paragraph-rsid="000bdac7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204554" officeooo:paragraph-rsid="00204554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162b8a" officeooo:paragraph-rsid="00162b8a"/>
    </style:style>
    <style:style style:name="P49" style:family="paragraph" style:parent-style-name="Standard" style:list-style-name="L5">
      <style:paragraph-properties fo:text-align="start" style:justify-single-word="false"/>
      <style:text-properties officeooo:rsid="00162b8a" officeooo:paragraph-rsid="00162b8a"/>
    </style:style>
    <style:style style:name="P50" style:family="paragraph" style:parent-style-name="Standard" style:list-style-name="L6">
      <style:paragraph-properties fo:text-align="start" style:justify-single-word="false"/>
      <style:text-properties officeooo:rsid="0019d7e2" officeooo:paragraph-rsid="0019d7e2"/>
    </style:style>
    <style:style style:name="P51" style:family="paragraph" style:parent-style-name="Standard">
      <style:paragraph-properties fo:text-align="start" style:justify-single-word="false"/>
      <style:text-properties officeooo:rsid="0019d7e2" officeooo:paragraph-rsid="0019d7e2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26f6b1" officeooo:paragraph-rsid="0026f6b1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2b7ed5" officeooo:paragraph-rsid="002b7ed5"/>
    </style:style>
    <style:style style:name="P54" style:family="paragraph" style:parent-style-name="Standard">
      <style:paragraph-properties fo:text-align="start" style:justify-single-word="false"/>
      <style:text-properties officeooo:rsid="001822b7" officeooo:paragraph-rsid="001822b7"/>
    </style:style>
    <style:style style:name="P55" style:family="paragraph" style:parent-style-name="Standard" style:list-style-name="L5">
      <style:paragraph-properties fo:text-align="start" style:justify-single-word="false"/>
      <style:text-properties officeooo:rsid="001822b7" officeooo:paragraph-rsid="001822b7"/>
    </style:style>
    <style:style style:name="P56" style:family="paragraph" style:parent-style-name="Standard" style:list-style-name="L5">
      <style:paragraph-properties fo:text-align="start" style:justify-single-word="false"/>
      <style:text-properties officeooo:rsid="001822b7" officeooo:paragraph-rsid="00162b8a"/>
    </style:style>
    <style:style style:name="P57" style:family="paragraph" style:parent-style-name="Standard">
      <style:paragraph-properties fo:text-align="start" style:justify-single-word="false"/>
      <style:text-properties officeooo:rsid="001822b7" officeooo:paragraph-rsid="0031a4b3"/>
    </style:style>
    <style:style style:name="P58" style:family="paragraph" style:parent-style-name="Standard" style:list-style-name="L5">
      <style:paragraph-properties fo:text-align="start" style:justify-single-word="false"/>
      <style:text-properties officeooo:rsid="002da3e5" officeooo:paragraph-rsid="002da3e5"/>
    </style:style>
    <style:style style:name="P59" style:family="paragraph" style:parent-style-name="Standard">
      <style:paragraph-properties fo:text-align="start" style:justify-single-word="false"/>
      <style:text-properties officeooo:rsid="0031a4b3" officeooo:paragraph-rsid="0031a4b3"/>
    </style:style>
    <style:style style:name="P60" style:family="paragraph" style:parent-style-name="Standard" style:list-style-name="L7">
      <style:paragraph-properties fo:text-align="start" style:justify-single-word="false"/>
      <style:text-properties officeooo:rsid="00330bfa" officeooo:paragraph-rsid="00330bfa"/>
    </style:style>
    <style:style style:name="P61" style:family="paragraph" style:parent-style-name="Heading_20_1">
      <style:text-properties officeooo:rsid="000795ce" officeooo:paragraph-rsid="000795ce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-BoldMT" fo:font-size="12pt" fo:font-weight="bold" style:font-size-asian="12pt" style:font-weight-asian="bold"/>
    </style:style>
    <style:style style:name="T3" style:family="text">
      <style:text-properties officeooo:rsid="00162b8a"/>
    </style:style>
    <style:style style:name="T4" style:family="text">
      <style:text-properties officeooo:rsid="0026f6b1"/>
    </style:style>
    <style:style style:name="T5" style:family="text">
      <style:text-properties officeooo:rsid="002704a1"/>
    </style:style>
    <style:style style:name="T6" style:family="text">
      <style:text-properties officeooo:rsid="002b7ed5"/>
    </style:style>
    <style:style style:name="T7" style:family="text">
      <style:text-properties officeooo:rsid="002ec3a5"/>
    </style:style>
    <style:style style:name="T8" style:family="text">
      <style:text-properties style:font-name="TimesNewRomanPS-BoldMT" fo:font-size="12pt" fo:font-weight="bold" style:font-size-asian="12pt" style:font-weight-asian="bold"/>
    </style:style>
    <style:style style:name="T9" style:family="text">
      <style:text-properties style:font-name="TimesNewRomanPSMT" fo:font-size="12pt" style:font-size-asian="12pt"/>
    </style:style>
    <style:style style:name="T10" style:family="text">
      <style:text-properties style:font-name="TimesNewRomanPSMT" fo:font-size="12pt" officeooo:rsid="0031a4b3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Aufgabe 1:</text:h>
      <text:p text:style-name="P2"/>
      <text:p text:style-name="P12">Für einen Fahrscheinautomaten sind u.a. folgende nichtfunktionalen Anforderungen gegeben:</text:p>
      <text:p text:style-name="P12"/>
      <text:list xml:id="list5768864786958867457" text:style-name="L1">
        <text:list-header>
          <text:p text:style-name="P21"><text:span text:style-name="T2">NF1</text:span><text:span text:style-name="T1">: Zwischen 6:00 und 23:00 Uhr soll die Gesamtausfallzeit des Systems fünf Minuten</text:span></text:p>
          <text:p text:style-name="P24">nicht überschreiten.</text:p>
        </text:list-header>
      </text:list>
      <text:p text:style-name="P3"/>
      <text:list xml:id="list143630027172028" text:continue-numbering="true" text:style-name="L1">
        <text:list-item>
          <text:p text:style-name="P42">Zwischen 6:00 und 23:00 ist die Hauptbetriebszeit des Automaten </text:p>
          <text:list>
            <text:list-item>
              <text:p text:style-name="P42">Muss eine niedrige Ausfallzeit haben</text:p>
            </text:list-item>
            <text:list-item>
              <text:p text:style-name="P42">Fünf Minuten sind wahrscheinlich gerade so verkraftbar</text:p>
              <text:p text:style-name="P42"/>
            </text:list-item>
          </text:list>
        </text:list-item>
        <text:list-item>
          <text:p text:style-name="P42">Genauere Definition von Gesamtausfallzeit: "<text:span text:style-name="T4">kummulative Ausfallz</text:span>eit"</text:p>
          <text:list>
            <text:list-item>
              <text:p text:style-name="P52">irrelevante Ausfallzeiten bis zu zwei Sekunden nicht relevant</text:p>
            </text:list-item>
            <text:list-item>
              <text:p text:style-name="P43">Falls der Automat defekt ist oder gewartet wird – kein Bestandteil der Gesamtausfallzeit</text:p>
            </text:list-item>
          </text:list>
        </text:list-item>
        <text:list-item>
          <text:p text:style-name="P52">Zeit des Ausfalls und Art des Ausfalls ist quantitativ</text:p>
        </text:list-item>
        <text:list-item>
          <text:p text:style-name="P52">Definition eines Ausfalls! <text:span text:style-name="T5">Bspw. Bei höherer Gewalt oder Vandalismus gehört nicht zur Ausfallzeit.</text:span></text:p>
          <text:p text:style-name="P52"/>
        </text:list-item>
      </text:list>
      <text:p text:style-name="P5"/>
      <text:p text:style-name="P5"/>
      <text:p text:style-name="P5"/>
      <text:p text:style-name="P5"/>
      <text:p text:style-name="P4"/>
      <text:list xml:id="list4318446236021343016" text:style-name="L2">
        <text:list-header>
          <text:p text:style-name="P44"><text:span text:style-name="T2">NF2</text:span><text:span text:style-name="T1">: Zwischen 6:00 und 23:00 Uhr soll die Zeit für die Wiederherstellung des Systems</text:span></text:p>
          <text:p text:style-name="P25">nach einem Ausfall zwei Minuten nicht überschreiten.</text:p>
        </text:list-header>
      </text:list>
      <text:p text:style-name="P13"/>
      <text:list xml:id="list143630043182304" text:continue-numbering="true" text:style-name="L2">
        <text:list-item>
          <text:p text:style-name="P29">Sehr langer Zeitraum für die Wiederherstellung.</text:p>
        </text:list-item>
        <text:list-item>
          <text:p text:style-name="P29">Zeit für die Wiederherstellung: "Zeit, bis sich das System wieder in einem Zustand befindet, in dem ein Benutzer darauf zugreifen kann"</text:p>
        </text:list-item>
        <text:list-item>
          <text:p text:style-name="P35">Was ist mit 23:00 bis 6:00 Uhr?</text:p>
        </text:list-item>
        <text:list-item>
          <text:p text:style-name="P36">Wiederherstellung definieren</text:p>
        </text:list-item>
        <text:list-item>
          <text:p text:style-name="P36">ansonsten gut quantifiziert</text:p>
        </text:list-item>
      </text:list>
      <text:p text:style-name="P7"/>
      <text:p text:style-name="P7">Besser: "Zwischen 6:00 und 23:00 Uhr soll die Zeit, die das System nach einem Ausfall benötigt um wieder in den normalen Betriebszustand zurückzukehren eine Minute nicht überschreiten."</text:p>
      <text:p text:style-name="P10"/>
      <text:p text:style-name="P10"/>
      <text:p text:style-name="P10"/>
      <text:p text:style-name="P10"/>
      <text:p text:style-name="P10"/>
      <text:p text:style-name="P6"/>
      <text:list xml:id="list434659363070527654" text:style-name="L3">
        <text:list-header>
          <text:p text:style-name="P45"><text:span text:style-name="T2">NF3</text:span><text:span text:style-name="T1">: Zwischen 23:00 und 6:00 Uhr soll die Gesamtausfallzeit des Systems zwanzig</text:span></text:p>
          <text:p text:style-name="P26">Minuten nicht überschreiten.</text:p>
        </text:list-header>
      </text:list>
      <text:p text:style-name="P13"/>
      <text:list xml:id="list143630059150875" text:continue-numbering="true" text:style-name="L3">
        <text:list-item>
          <text:p text:style-name="P30">In diesem Zeitrahmen gibt es nur wenige Kunden, die auf das System zugreifen möchten</text:p>
          <text:list>
            <text:list-item>
              <text:p text:style-name="P30">Zeitrahmen akzeptabel</text:p>
            </text:list-item>
          </text:list>
        </text:list-item>
        <text:list-item>
          <text:p text:style-name="P30">Wahrscheinlichkeit hoch, dass Geräte während dieser Zeit gewartet werden</text:p>
        </text:list-item>
      </text:list>
      <text:p text:style-name="P8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622043562831704023" text:style-name="L4">
        <text:list-header>
          <text:p text:style-name="P46"><text:span text:style-name="T2">NF4</text:span><text:span text:style-name="T1">: Nachdem der Kunde einen Knopf des Automaten betätigt hat, soll der Bildschirm</text:span></text:p>
          <text:p text:style-name="P27">innerhalb von 0,5 Sekunden aktualisiert werden.</text:p>
        </text:list-header>
      </text:list>
      <text:p text:style-name="P37"/>
      <text:list xml:id="list143630059181602" text:continue-numbering="true" text:style-name="L4">
        <text:list-item>
          <text:p text:style-name="P38">Gut:</text:p>
          <text:list>
            <text:list-item>
              <text:p text:style-name="P38">Zeit ist angegeben, zur Aktualisierung</text:p>
            </text:list-item>
          </text:list>
        </text:list-item>
      </text:list>
      <text:p text:style-name="P37"/>
      <text:list xml:id="list143630074164889" text:continue-numbering="true" text:style-name="L4">
        <text:list-item>
          <text:p text:style-name="P38">Automat wird verwendet – sind System und Automat identisch?</text:p>
        </text:list-item>
      </text:list>
      <text:p text:style-name="P37"/>
      <text:list xml:id="list143630074154048" text:continue-numbering="true" text:style-name="L4">
        <text:list-item>
          <text:p text:style-name="P39">Knopf ist nicht definiert – Hardware oder Software?</text:p>
          <text:list>
            <text:list-item>
              <text:p text:style-name="P40">Egal w<text:span text:style-name="T6">elche Interaktion mit dem Automaten man durchführt</text:span>, es soll schnell etwas passieren</text:p>
            </text:list-item>
          </text:list>
        </text:list-item>
      </text:list>
      <text:p text:style-name="P13"/>
      <text:list xml:id="list143630074151767" text:continue-numbering="true" text:style-name="L4">
        <text:list-item>
          <text:p text:style-name="P47">Unklar, theoretisch wird der Bildschirm immer aktualisiert.</text:p>
          <text:list>
            <text:list-item>
              <text:p text:style-name="P22"><text:span text:style-name="T3">"Nachdem der Kunde eine Interaktion mit dem Automaten durchführt, soll im Normalfall innerhalb von 0,5 Sekunden eine für den Benutzer verständliche Reaktion sichtbar auf dem Bildschirm ausgeführt werden."</text:span></text:p>
              <text:list>
                <text:list-item>
                  <text:p text:style-name="P53">Wichtig – Normalfall definieren!</text:p>
                </text:list-item>
              </text:list>
            </text:list-item>
          </text:list>
        </text:list-item>
        <text:list-item>
          <text:p text:style-name="P48">Um dem Kunden zu signalisieren, dass das System aktiv ist und die Eingabe bearbeitet hat, sei es mit einer Fehlermeldung oder einer Bestätigung per Nachricht etc.</text:p>
        </text:list-item>
      </text:list>
      <text:p text:style-name="P11"/>
      <text:p text:style-name="P19"/>
      <text:p text:style-name="P19"/>
      <text:list xml:id="list5227251556358477491" text:style-name="L5">
        <text:list-header>
          <text:p text:style-name="P33"><text:span text:style-name="T1"/></text:p>
          <text:p text:style-name="P33"><text:span text:style-name="T1"/></text:p>
          <text:p text:style-name="P49"><text:span text:style-name="T2">NF5</text:span><text:span text:style-name="T1">: Nach der Prüfung der Kreditkarte soll es höchstens zehn Sekunden dauern, bis der</text:span></text:p>
          <text:p text:style-name="P28">Fahrschein ausgegeben wird.</text:p>
        </text:list-header>
        <text:list-item>
          <text:p text:style-name="P28"/>
        </text:list-item>
        <text:list-item>
          <text:p text:style-name="P41">Gut: quantifiziert</text:p>
          <text:p text:style-name="P31"/>
        </text:list-item>
      </text:list>
      <text:p text:style-name="P17"/>
      <text:list xml:id="list143630074178978" text:continue-numbering="true" text:style-name="L5">
        <text:list-item>
          <text:p text:style-name="P58">WICHTIG: Verbindet zwei <text:span text:style-name="T7">Ereignisse, die getrennt gehören</text:span></text:p>
          <text:list>
            <text:list-item>
              <text:p text:style-name="P58"/>
            </text:list-item>
          </text:list>
          <text:p text:style-name="P34">Besser: "<text:span text:style-name="T7">Ein Druckvorgang</text:span> bei funktionierendem Drucker <text:span text:style-name="T7">soll </text:span>höchstens zehn Sekunden dauern"</text:p>
          <text:p text:style-name="P56"><text:span text:style-name="T1"/></text:p>
        </text:list-item>
      </text:list>
      <text:p text:style-name="P17"/>
      <text:p text:style-name="P17"/>
      <text:p text:style-name="P17"/>
      <text:p text:style-name="P57"><text:span text:style-name="T2"><text:tab/></text:span></text:p>
      <text:p text:style-name="P57"/>
      <text:p text:style-name="P57"/>
      <text:p text:style-name="P57"/>
      <text:p text:style-name="P57"/>
      <text:p text:style-name="P57"><text:soft-page-break/><text:span text:style-name="T2"><text:tab/>NF6</text:span><text:span text:style-name="T1">: Bei der Prüfung von Kreditkarten soll das System eine Statusanzeige bieten, welche</text:span></text:p>
      <text:p text:style-name="P13"><text:tab/>anzeigt, ob das System aktiv ist.</text:p>
      <text:p text:style-name="P1"><text:span text:style-name="T1"><text:tab/></text:span><text:span text:style-name="T2">Erläuterung</text:span><text:span text:style-name="T1">: Dadurch erfährt der Kunde, dass der möglicherweise längere Prüfvorgang</text:span></text:p>
      <text:p text:style-name="P1"><text:span text:style-name="T1"><text:tab/>noch andauert und das System nicht einfach ausgefallen ist.</text:span></text:p>
      <text:p text:style-name="P13"/>
      <text:p text:style-name="P13"/>
      <text:p text:style-name="P17"/>
      <text:list xml:id="list9026551694047696334" text:style-name="L6">
        <text:list-item>
          <text:p text:style-name="P50">Ist der Ausdruck "Statusanzeige" zu interpretierbar?</text:p>
        </text:list-item>
      </text:list>
      <text:p text:style-name="P18"/>
      <text:p text:style-name="P59"/>
      <text:p text:style-name="P18"/>
      <text:p text:style-name="P18">Ansonsten eine vernünftige Anforderung, der Kunde bekommt selbst bei längeren Prüfvorgängen eine Rückmeldung, es gibt keine frustrierende Ungewisshei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1"><text:span text:style-name="T2"><text:tab/>NF7</text:span><text:span text:style-name="T1">: Die maximal akzeptable Ausfallquote für die Fahrscheinausgabe beträgt 1 : 10.000</text:span></text:p>
      <text:p text:style-name="P15"/>
      <text:p text:style-name="P11"><text:span text:style-name="T2">Erläuterung</text:span><text:span text:style-name="T1">: Beachten Sie, dass dies wirklich die Ausfallquote ist. Die Anzahl der</text:span></text:p>
      <text:p text:style-name="P13">fehlerhaften Fahrscheine habe ich nicht festgelegt, weil sie davon abhängt, ob das System</text:p>
      <text:p text:style-name="P13">Verfolgungsfunktionen aufweist, welche die Protokollierung von Kundenaufträgen</text:p>
      <text:p text:style-name="P13">ermöglichen. In diesem Fall ist eine relativ hohe Fehlerquote akzeptabel, weil sich die</text:p>
      <text:p text:style-name="P13">Kunden beschweren und ihr Geld erstattet bekommen können. Andernfalls kann nur eine</text:p>
      <text:p text:style-name="P13">sehr geringe Fehlerquote hingenommen werden.</text:p>
      <text:p text:style-name="P1"/>
      <text:list xml:id="list5396556097096711506" text:style-name="L7">
        <text:list-item>
          <text:p text:style-name="P60">Glossar: Ausfallquote/ Ausfallrate definieren</text:p>
        </text:list-item>
        <text:list-item>
          <text:p text:style-name="P60">1:10.000 im Bezug wozu?</text:p>
        </text:list-item>
        <text:list-item>
          <text:p text:style-name="P60">Fahrscheinausgabe definieren</text:p>
        </text:list-item>
      </text:list>
      <text:p text:style-name="P1"/>
      <text:p text:style-name="P16">Anhand dieser Erläuterung geht hervor, dass die Ausfallquote akzeptabel und realisierbar erscheint. Bei korrekter Implementierung wird die Ausfallquote wahrscheinlich weit unter der angegebenen Quote liegen.</text:p>
      <text:p text:style-name="P11"/>
      <text:p text:style-name="P18"/>
      <text:p text:style-name="P15"><text:tab/></text:p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6M46S</meta:editing-duration>
    <meta:editing-cycles>47</meta:editing-cycles>
    <meta:generator>LibreOffice/4.2.6.3$Windows_x86 LibreOffice_project/3fd416d4c6db7d3204c17ce57a1d70f6e531ee21</meta:generator>
    <dc:date>2015-06-01T14:36:29.929000000</dc:date>
    <meta:document-statistic meta:table-count="0" meta:image-count="0" meta:object-count="0" meta:page-count="3" meta:paragraph-count="68" meta:word-count="597" meta:character-count="4076" meta:non-whitespace-character-count="3575"/>
    <meta:user-defined meta:name="Info 1"/>
    <meta:user-defined meta:name="Info 2"/>
    <meta:user-defined meta:name="Info 3"/>
    <meta:user-defined meta:name="Info 4"/>
  </office:meta>
</office:document-meta>
</file>